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PWM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.</text:p>
          </table:table-cell>
          <table:table-cell table:formula="of:=1/[.B3]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3]/8" office:value-type="float" office:value="0.000003125" calcext:value-type="float">
            <text:p>0.000003125</text:p>
          </table:table-cell>
          <table:table-cell table:style-name="ce3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toff</text:p>
          </table:table-cell>
          <table:table-cell table:formula="of:=[.B3]*7/8" office:value-type="float" office:value="0.000021875" calcext:value-type="float">
            <text:p>0.000021875</text:p>
          </table:table-cell>
          <table:table-cell table:style-name="ce3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</table:table-row>
      </table:table>
      <table:table table:name="UART" table:style-name="ta1">
        <table:table-column table:style-name="co1" table:number-columns-repeated="2" table:default-cell-style-name="Default"/>
        <table:table-column table:style-name="co3" table:default-cell-style-name="ce3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/>
          <table:table-cell table:formula="of:=1/[.B3]" office:value-type="float" office:value="0.000208333333333333" calcext:value-type="float">
            <text:p>0.0002083333333333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formula="of:=[.B4]*1000000" office:value-type="float" office:value="208.333333333333" calcext:value-type="float">
            <text:p>208.333333333333</text:p>
          </table:table-cell>
          <table:table-cell office:value-type="string" calcext:value-type="string">
            <text:p>u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B5]*30" office:value-type="float" office:value="6250" calcext:value-type="float">
            <text:p>6250</text:p>
          </table:table-cell>
          <table:table-cell office:value-type="string" calcext:value-type="string">
            <text:p>[us] <text:s/>= 3 bytes</text:p>
          </table:table-cell>
        </table:table-row>
      </table:table>
      <table:table table:name="DAC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ąd zadany</text:p>
          </table:table-cell>
          <table:table-cell office:value-type="float" office:value="-5" calcext:value-type="float">
            <text:p>-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zak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zakr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tów</text:p>
          </table:table-cell>
        </table:table-row>
        <table:table-row table:style-name="ro1">
          <table:table-cell table:style-name="ce3" office:value-type="string" calcext:value-type="string">
            <text:p>offset</text:p>
          </table:table-cell>
          <table:table-cell table:formula="of:=2^[.B6]" office:value-type="float" office:value="2048" calcext:value-type="float">
            <text:p>2048</text:p>
          </table:table-cell>
          <table:table-cell office:value-type="string" calcext:value-type="string">
            <text:p>jedn. DAC</text:p>
          </table:table-cell>
        </table:table-row>
        <table:table-row table:style-name="ro1">
          <table:table-cell/>
          <table:table-cell table:formula="of:=DEC2HEX([.B7])" office:value-type="string" office:string-value="800" calcext:value-type="string">
            <text:p>800</text:p>
          </table:table-cell>
          <table:table-cell office:value-type="string" calcext:value-type="string">
            <text:p>hex. DAC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formula="of:=ROUND(2^[.B6] *[.B3]/[.B5] + [.B7])" office:value-type="float" office:value="1024" calcext:value-type="float">
            <text:p>1024</text:p>
          </table:table-cell>
          <table:table-cell office:value-type="string" calcext:value-type="string">
            <text:p>jedn. DAC</text:p>
          </table:table-cell>
        </table:table-row>
        <table:table-row table:style-name="ro1">
          <table:table-cell/>
          <table:table-cell table:formula="of:=DEC2HEX([.B10])" office:value-type="string" office:string-value="400" calcext:value-type="string">
            <text:p>400</text:p>
          </table:table-cell>
          <table:table-cell office:value-type="string" calcext:value-type="string">
            <text:p>hex. DAC</text:p>
          </table:table-cell>
        </table:table-row>
      </table:table>
      <table:table table:name="Tim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table:number-columns-repeated="2" table:style-name="ce2" office:value-type="float" office:value="1000000" calcext:value-type="float">
            <text:p>1.00E+06</text:p>
          </table:table-cell>
        </table:table-row>
        <table:table-row table:style-name="ro1">
          <table:table-cell/>
          <table:table-cell table:formula="of:=[.B4]/[.B3]" office:value-type="float" office:value="15625" calcext:value-type="float">
            <text:p>15625</text:p>
          </table:table-cell>
          <table:table-cell table:formula="of:=[.C4]/[.C3]" office:value-type="float" office:value="3906.25" calcext:value-type="float">
            <text:p>3906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2:46:06.585919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09-08T12:49:02.038677678</dc:date>
    <meta:editing-duration>PT2H2M50S</meta:editing-duration>
    <meta:editing-cycles>18</meta:editing-cycles>
    <meta:generator>LibreOffice/24.2.7.2$Linux_X86_64 LibreOffice_project/420$Build-2</meta:generator>
    <meta:document-statistic meta:table-count="4" meta:cell-count="43" meta:object-count="0"/>
  </office:meta>
</office:document-meta>
</file>